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a1a8" officeooo:paragraph-rsid="0010a1a8"/>
    </style:style>
    <style:style style:name="P2" style:family="paragraph" style:parent-style-name="Standard">
      <style:text-properties officeooo:rsid="0010a1a8" officeooo:paragraph-rsid="0014fd95"/>
    </style:style>
    <style:style style:name="P3" style:family="paragraph" style:parent-style-name="Standard">
      <style:text-properties officeooo:rsid="0010a1a8" officeooo:paragraph-rsid="0015479c"/>
    </style:style>
    <style:style style:name="P4" style:family="paragraph" style:parent-style-name="Standard">
      <style:text-properties fo:font-size="14pt" fo:font-weight="bold" officeooo:rsid="0010a1a8" officeooo:paragraph-rsid="0010a1a8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officeooo:rsid="0010a1a8" officeooo:paragraph-rsid="0010a1a8" style:font-weight-asian="bold" style:font-weight-complex="bold"/>
    </style:style>
    <style:style style:name="P6" style:family="paragraph" style:parent-style-name="Standard">
      <style:text-properties fo:font-size="18pt" officeooo:rsid="0010a1a8" officeooo:paragraph-rsid="0010a1a8" style:font-size-asian="15.75pt" style:font-size-complex="18pt"/>
    </style:style>
    <style:style style:name="P7" style:family="paragraph" style:parent-style-name="Standard">
      <style:text-properties officeooo:rsid="0013e3eb" officeooo:paragraph-rsid="0013e3eb"/>
    </style:style>
    <style:style style:name="P8" style:family="paragraph" style:parent-style-name="Standard">
      <style:text-properties officeooo:rsid="00241073" officeooo:paragraph-rsid="00241073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T2" style:family="text">
      <style:text-properties officeooo:rsid="0013e3eb"/>
    </style:style>
    <style:style style:name="T3" style:family="text">
      <style:text-properties officeooo:rsid="0014fd95"/>
    </style:style>
    <style:style style:name="T4" style:family="text">
      <style:text-properties officeooo:rsid="0015479c"/>
    </style:style>
    <style:style style:name="T5" style:family="text">
      <style:text-properties officeooo:rsid="0015e611"/>
    </style:style>
    <style:style style:name="T6" style:family="text">
      <style:text-properties officeooo:rsid="0016c15d"/>
    </style:style>
    <style:style style:name="T7" style:family="text">
      <style:text-properties officeooo:rsid="0017e738"/>
    </style:style>
    <style:style style:name="T8" style:family="text">
      <style:text-properties officeooo:rsid="001c6a7d"/>
    </style:style>
    <style:style style:name="T9" style:family="text">
      <style:text-properties officeooo:rsid="001d97ed"/>
    </style:style>
    <style:style style:name="T10" style:family="text">
      <style:text-properties officeooo:rsid="001db619"/>
    </style:style>
    <style:style style:name="T11" style:family="text">
      <style:text-properties fo:font-style="italic" officeooo:rsid="001db619" style:font-style-asian="italic" style:font-style-complex="italic"/>
    </style:style>
    <style:style style:name="T12" style:family="text">
      <style:text-properties fo:font-style="italic" officeooo:rsid="002aadda" style:font-style-asian="italic" style:font-style-complex="italic"/>
    </style:style>
    <style:style style:name="T13" style:family="text">
      <style:text-properties officeooo:rsid="0021b8ca"/>
    </style:style>
    <style:style style:name="T14" style:family="text">
      <style:text-properties officeooo:rsid="00244138"/>
    </style:style>
    <style:style style:name="T15" style:family="text">
      <style:text-properties officeooo:rsid="0027c335"/>
    </style:style>
    <style:style style:name="T16" style:family="text">
      <style:text-properties officeooo:rsid="0030df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</text:p>
      <text:p text:style-name="P1"><text:span text:style-name="T1">Introdução a administração de sistemas linux</text:span> </text:p>
      <text:p text:style-name="P1"/>
      <text:p text:style-name="P1"/>
      <text:p text:style-name="P1"/>
      <text:p text:style-name="P4">Ementa:</text:p>
      <text:p text:style-name="P1"/>
      <text:p text:style-name="P5">Básica:</text:p>
      <text:p text:style-name="P1"><text:tab/>*Utilizando o shell</text:p>
      <text:p text:style-name="P1"><text:tab/><text:tab/>-<text:span text:style-name="T2">usando o prompt de shell</text:span></text:p>
      <text:p text:style-name="P1"><text:tab/><text:tab/>-<text:span text:style-name="T2">usando uma janela de terminal</text:span></text:p>
      <text:p text:style-name="P1"><text:tab/><text:tab/>-<text:span text:style-name="T2">usando consoles virtuais</text:span></text:p>
      <text:p text:style-name="P7"><text:tab/><text:tab/>-executando comandos shell</text:p>
      <text:p text:style-name="P7"><text:tab/><text:tab/>-entendendo a sintaxe do comando <text:span text:style-name="T4">(parâmetros)</text:span></text:p>
      <text:p text:style-name="P7"><text:tab/><text:tab/>-<text:span text:style-name="T3">redirecionamento de comandos ( | )</text:span></text:p>
      <text:p text:style-name="P7"><text:tab/><text:tab/>-<text:span text:style-name="T3">comandos sequenciais ( ; )</text:span></text:p>
      <text:p text:style-name="P7"><text:tab/><text:tab/>-<text:span text:style-name="T3">comandos em segundo plano ( &amp; )</text:span></text:p>
      <text:p text:style-name="P7"><text:tab/><text:tab/>-<text:span text:style-name="T3">expandindo comandos </text:span></text:p>
      <text:p text:style-name="P7"><text:tab/><text:tab/>-<text:span text:style-name="T3">expandindo expressões aritméticas</text:span></text:p>
      <text:p text:style-name="P7"><text:tab/><text:tab/>-<text:span text:style-name="T3">criação e uso de aliases</text:span></text:p>
      <text:p text:style-name="P1"><text:tab/>*Movendo-se pelo sistema de arquivos</text:p>
      <text:p text:style-name="P1"><text:tab/><text:tab/>-<text:span text:style-name="T3">comandos básicos do sistema de arquivos:</text:span></text:p>
      <text:p text:style-name="P1"><text:tab/><text:tab/><text:tab/>-<text:span text:style-name="T15">pwd, cd, mkdir, chmod, ls, cat</text:span></text:p>
      <text:p text:style-name="P1"><text:tab/><text:tab/>-<text:span text:style-name="T3">sistema de arquivos hierárquico</text:span></text:p>
      <text:p text:style-name="P1"><text:tab/><text:tab/><text:tab/>-<text:span text:style-name="T3">descrever utilidade geral dos diretórios no root</text:span></text:p>
      <text:p text:style-name="P1"><text:tab/><text:tab/>-<text:span text:style-name="T3">pesquisa com wild card (*)</text:span></text:p>
      <text:p text:style-name="P1"><text:tab/><text:tab/>-<text:span text:style-name="T3">metacaracteres para redirecionamento de arquivos</text:span></text:p>
      <text:p text:style-name="P1"><text:tab/><text:tab/><text:tab/>- <text:span text:style-name="T3">&lt; , &gt; ,&gt;&gt; ,2&gt; , &amp;&gt;</text:span></text:p>
      <text:p text:style-name="P2"><text:tab/><text:tab/>-<text:span text:style-name="T4">listando arquivos e diretórios</text:span></text:p>
      <text:p text:style-name="P2"><text:tab/><text:tab/><text:tab/>- <text:span text:style-name="T4">falar de permissões rwxrwxrwx</text:span></text:p>
      <text:p text:style-name="P2"><text:tab/><text:tab/><text:tab/>- <text:span text:style-name="T4">usuários e grupos</text:span><text:tab/></text:p>
      <text:p text:style-name="P1"><text:tab/><text:tab/><text:tab/>- <text:span text:style-name="T4">sticky bit</text:span></text:p>
      <text:p text:style-name="P3"><text:tab/><text:tab/><text:tab/>- <text:span text:style-name="T4">diretório atual (.) , diretório anterior (..)</text:span></text:p>
      <text:p text:style-name="P3"><text:tab/><text:tab/><text:tab/>- <text:span text:style-name="T4">tipos de arquivos (d (diretório),b (bloco),l (link), s (socket) , p (pipe))</text:span></text:p>
      <text:p text:style-name="P3"><text:tab/><text:tab/><text:tab/>-<text:span text:style-name="T4">alterando permissões <text:s/>(chmod, u-g-o)</text:span></text:p>
      <text:p text:style-name="P3"><text:tab/><text:tab/><text:tab/>-<text:span text:style-name="T5">criando permissões com arquivo umask (?)</text:span></text:p>
      <text:p text:style-name="P3"><text:tab/><text:tab/><text:tab/>-<text:span text:style-name="T5">alterando a posse (chown)</text:span></text:p>
      <text:p text:style-name="P1"><text:tab/>*Editando arquivos de texto</text:p>
      <text:p text:style-name="P1"><text:tab/><text:tab/>-<text:span text:style-name="T5">uso do vim/nano/emacs</text:span></text:p>
      <text:p text:style-name="P1"><text:tab/>*Gerenciamento de processos</text:p>
      <text:p text:style-name="P1"><text:tab/><text:tab/>-<text:span text:style-name="T5">entendendo processos</text:span></text:p>
      <text:p text:style-name="P1"><text:tab/><text:tab/>-<text:span text:style-name="T6">listagem de processos (ps, top, htop)</text:span></text:p>
      <text:p text:style-name="P1"><text:tab/><text:tab/>-<text:span text:style-name="T7">operações com processos / sinais (kill,killall)</text:span></text:p>
      <text:p text:style-name="P1"><text:tab/><text:tab/>-<text:span text:style-name="T7">definindo prioridade de processos (nice, renice)</text:span></text:p>
      <text:p text:style-name="P1"><text:tab/><text:tab/>-<text:span text:style-name="T7">gerenciamento processos em segundo plano ( &amp;, fg, bg , jobs)</text:span></text:p>
      <text:p text:style-name="P1"><text:tab/>*Shell Script</text:p>
      <text:p text:style-name="P1"><text:tab/><text:tab/>- <text:span text:style-name="T8">entendendo shell scripts</text:span></text:p>
      <text:p text:style-name="P1"><text:tab/><text:tab/>- <text:span text:style-name="T8">porque usar scripts ?</text:span></text:p>
      <text:p text:style-name="P1"><text:tab/><text:tab/>- <text:span text:style-name="T8">estrutura comum de um script (#! sha bang, /bin/bash)</text:span></text:p>
      <text:p text:style-name="P1"><text:tab/><text:tab/>- <text:span text:style-name="T9">executando scripts (bash, sh , ./)</text:span></text:p>
      <text:p text:style-name="P1"><text:tab/><text:tab/>- <text:span text:style-name="T9">caracteres especiais ( !, #, $, `)</text:span></text:p>
      <text:p text:style-name="P1"><text:soft-page-break/><text:tab/><text:tab/>- <text:span text:style-name="T9">parâmetros posicionais ($0, $1, $2 … )</text:span></text:p>
      <text:p text:style-name="P1"><text:tab/><text:tab/>- <text:span text:style-name="T9">lendo parâmetros (read)</text:span></text:p>
      <text:p text:style-name="P1"><text:tab/><text:tab/>- <text:span text:style-name="T9">aritmética</text:span></text:p>
      <text:p text:style-name="P1"><text:tab/><text:tab/>- <text:span text:style-name="T9">operações lógicas com comando test (&amp;&amp; , || )</text:span></text:p>
      <text:p text:style-name="P1"><text:tab/><text:tab/>- <text:span text:style-name="T9">estruturas de programação</text:span></text:p>
      <text:p text:style-name="P1"><text:tab/><text:tab/><text:tab/>- <text:span text:style-name="T9">if , while , for , until, case</text:span></text:p>
      <text:p text:style-name="P1"><text:tab/><text:tab/>- <text:span text:style-name="T9">comandos de manipulação de textos (grep, cut, tr, awk, sed)</text:span></text:p>
      <text:p text:style-name="P1"><text:tab/>*Instalação de programas</text:p>
      <text:p text:style-name="P1"><text:tab/><text:tab/>- <text:span text:style-name="T9">pacotes .deb e .rpm</text:span></text:p>
      <text:p text:style-name="P1"><text:tab/><text:tab/>- <text:span text:style-name="T9">gerenciador de pacotes yum</text:span></text:p>
      <text:p text:style-name="P1"><text:tab/>*Gerenciamento de grupos e usuários</text:p>
      <text:p text:style-name="P1"><text:tab/><text:tab/>- <text:span text:style-name="T9">adicionando usuários (useradd)</text:span></text:p>
      <text:p text:style-name="P1"><text:tab/><text:tab/>- <text:span text:style-name="T9">modificando usuários (usermod)</text:span></text:p>
      <text:p text:style-name="P1"><text:tab/><text:tab/>- <text:span text:style-name="T9">excluindo usuários (userdel)</text:span></text:p>
      <text:p text:style-name="P1"><text:tab/><text:tab/>- <text:span text:style-name="T9">entendendo contas de grupo</text:span></text:p>
      <text:p text:style-name="P1"><text:tab/><text:tab/>- <text:span text:style-name="T10">criando contas de grupo (groupadd)</text:span></text:p>
      <text:p text:style-name="P1"><text:tab/>*Gerenciamento de discos e sistemas de arquivos</text:p>
      <text:p text:style-name="P1"><text:tab/><text:tab/>- <text:span text:style-name="T10">entendendo armazenamento de disco</text:span></text:p>
      <text:p text:style-name="P1"><text:tab/><text:tab/>- <text:span text:style-name="T10">particionando discos (fdisk )</text:span></text:p>
      <text:p text:style-name="P1"><text:tab/><text:tab/>- <text:span text:style-name="T10">comandos de gerência de partições (blkid, fdisk -l, lsblk …)</text:span></text:p>
      <text:p text:style-name="P1"><text:tab/><text:tab/>- <text:span text:style-name="T10">partições de volumes lógicos</text:span></text:p>
      <text:p text:style-name="P1"><text:tab/><text:tab/>- <text:span text:style-name="T10">gerenciamento de volumes lógicos (lvidisplay, lvchange )</text:span></text:p>
      <text:p text:style-name="P1"><text:tab/><text:tab/>- <text:span text:style-name="T10">comandos (pv, vg, lv)</text:span></text:p>
      <text:p text:style-name="P1"><text:tab/><text:tab/>- <text:span text:style-name="T10">oque é um sistema de arquivos</text:span></text:p>
      <text:p text:style-name="P1"><text:tab/><text:tab/>- <text:span text:style-name="T10">criando um sistema de arquivos (mksf ,chkfs)</text:span></text:p>
      <text:p text:style-name="P1"><text:tab/><text:tab/>- <text:span text:style-name="T10">oque é montar um sistema de arquivos</text:span></text:p>
      <text:p text:style-name="P1"><text:tab/><text:tab/>- <text:span text:style-name="T10">montando / desmontando sistema de arquivos (mount , umount)</text:span></text:p>
      <text:p text:style-name="P1"><text:tab/><text:tab/>- <text:span text:style-name="T10">montagem automática de sistemas com </text:span><text:span text:style-name="T11">/etc /fstab</text:span></text:p>
      <text:p text:style-name="P1"><text:span text:style-name="T11"><text:tab/><text:tab/>-</text:span><text:span text:style-name="T12">kernel</text:span><text:span text:style-name="T11"><text:tab/></text:span></text:p>
      <text:p text:style-name="P1"><text:tab/>*Gerenciamento de rede (?)</text:p>
      <text:p text:style-name="P1"><text:tab/><text:tab/>- <text:span text:style-name="T10">ifconfig</text:span></text:p>
      <text:p text:style-name="P1"><text:tab/><text:tab/>-<text:span text:style-name="T10">ip route</text:span><text:tab/></text:p>
      <text:p text:style-name="P1"><text:tab/><text:tab/>-<text:span text:style-name="T13">criar interfaces de rede</text:span></text:p>
      <text:p text:style-name="P1"><text:tab/><text:tab/>-<text:span text:style-name="T13">firewall</text:span></text:p>
      <text:p text:style-name="P1"><text:tab/><text:tab/>-<text:span text:style-name="T13">configuração dhpc, dns, nat</text:span></text:p>
      <text:p text:style-name="P1"><text:tab/><text:tab/>-<text:span text:style-name="T13">iptables</text:span></text:p>
      <text:p text:style-name="P5">Adicional</text:p>
      <text:p text:style-name="P1"><text:tab/>*Git</text:p>
      <text:p text:style-name="P1"><text:tab/>* FTP</text:p>
      <text:p text:style-name="P1"><text:tab/>*Apache</text:p>
      <text:p text:style-name="P1"><text:tab/>*NFS</text:p>
      <text:p text:style-name="P1"><text:tab/>*Servidor de e-mail (sendmail ou postfix)<text:tab/></text:p>
      <text:p text:style-name="P1"/>
      <text:p text:style-name="P1"/>
      <text:p text:style-name="P1"/>
      <text:p text:style-name="P1"><text:tab/></text:p>
      <text:p text:style-name="P8"/>
      <text:p text:style-name="P8"/>
      <text:p text:style-name="P8">Plano de aulas</text:p>
      <text:p text:style-name="P8">- 3 semanas com aulas segunda, quarta e quinta</text:p>
      <text:p text:style-name="P8">- com terças e quintas com monitoria <text:span text:style-name="T14">(alternand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4:26:51.442000000</meta:creation-date>
    <meta:editing-duration>PT4H5M45S</meta:editing-duration>
    <meta:editing-cycles>13</meta:editing-cycles>
    <meta:generator>LibreOffice/5.4.1.2$Windows_x86 LibreOffice_project/ea7cb86e6eeb2bf3a5af73a8f7777ac570321527</meta:generator>
    <dc:date>2018-03-12T17:49:37.889000000</dc:date>
    <meta:document-statistic meta:table-count="0" meta:image-count="0" meta:object-count="0" meta:page-count="2" meta:paragraph-count="93" meta:word-count="462" meta:character-count="2986" meta:non-whitespace-character-count="2440"/>
  </office:meta>
</office:document-meta>
</file>